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Tokenizer.TemplateTokenizer( CharSequenc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Tokenizer.has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mplateTokeniz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mplateTokenizer.isToken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Tokeniz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